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13" office:value-type="float" office:value="18.6" calcext:value-type="float">
            <text:p>18.6</text:p>
          </table:table-cell>
          <table:table-cell table:style-name="ce12" office:value-type="float" office:value="18.6" calcext:value-type="float">
            <text:p>18.6</text:p>
          </table:table-cell>
          <table:table-cell table:style-name="ce8" office:value-type="string" calcext:value-type="string">
            <text:p>*</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